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Cambria" svg:font-family="Cambria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page"/>
      <style:text-properties style:font-name="Arial" fo:font-size="12pt" fo:font-weight="bold" officeooo:rsid="00098fe1" style:font-size-asian="12pt" style:font-weight-asian="bold" style:font-size-complex="12pt" style:font-weight-complex="bold"/>
    </style:style>
    <style:style style:name="P2" style:family="paragraph" style:parent-style-name="Standard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WW8Num3">
      <loext:graphic-properties draw:fill="none"/>
      <style:paragraph-properties fo:margin-left="0.6cm" fo:margin-right="0cm" fo:margin-top="0cm" fo:margin-bottom="0cm" loext:contextual-spacing="false" fo:line-height="150%" fo:text-indent="-0.6cm" style:auto-text-indent="false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style:writing-mode="lr-tb"/>
      <style:text-properties style:font-name="Arial" fo:font-size="12pt" fo:font-weight="normal" officeooo:paragraph-rsid="00098fe1" style:font-size-asian="12pt" style:font-weight-asian="normal" style:font-size-complex="12pt" style:font-weight-complex="normal"/>
    </style:style>
    <style:style style:name="P5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style:font-size-asian="12pt" style:font-weight-asian="normal" style:font-name-complex="Arial1" style:font-size-complex="12pt"/>
    </style:style>
    <style:style style:name="P6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officeooo:paragraph-rsid="00031272" style:font-size-asian="12pt" style:font-weight-asian="normal" style:font-name-complex="Arial1" style:font-size-complex="12pt"/>
    </style:style>
    <style:style style:name="P7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officeooo:paragraph-rsid="00031272" style:font-size-asian="12pt" style:font-weight-asian="normal" style:font-size-complex="12pt" style:font-weight-complex="normal"/>
    </style:style>
    <style:style style:name="P9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/>
    </style:style>
    <style:style style:name="P10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officeooo:rsid="00031272" officeooo:paragraph-rsid="00031272"/>
    </style:style>
    <style:style style:name="T1" style:family="text">
      <style:text-properties fo:font-size="12pt" style:font-size-asian="12pt" style:font-name-complex="Arial1" style:font-size-complex="12pt"/>
    </style:style>
    <style:style style:name="T2" style:family="text">
      <style:text-properties fo:font-size="12pt" fo:font-weight="normal" style:font-size-asian="12pt" style:font-weight-asian="normal" style:font-name-complex="Arial1" style:font-size-complex="12pt"/>
    </style:style>
    <style:style style:name="T3" style:family="text">
      <style:text-properties officeooo:rsid="00031272"/>
    </style:style>
    <style:style style:name="T4" style:family="text">
      <style:text-properties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style:font-weight-complex="normal"/>
    </style:style>
    <style:style style:name="T7" style:family="text">
      <style:text-properties style:text-underline-style="none" officeooo:rsid="00031272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31272" style:font-weight-asian="bold" style:font-weight-complex="bold"/>
    </style:style>
    <style:style style:name="T10" style:family="text">
      <style:text-properties style:font-name="Arial" style:text-underline-style="none"/>
    </style:style>
    <style:style style:name="T11" style:family="text">
      <style:text-properties style:font-name="Arial" style:text-underline-style="none" style:font-weight-complex="normal"/>
    </style:style>
    <style:style style:name="T12" style:family="text">
      <style:text-properties style:font-name="Arial" style:text-underline-style="none" officeooo:rsid="00031272"/>
    </style:style>
    <style:style style:name="T13" style:family="text">
      <style:text-properties style:use-window-font-color="true" style:font-name="Arial" style:text-underline-style="none"/>
    </style:style>
    <style:style style:name="T14" style:family="text">
      <style:text-properties style:use-window-font-color="true" style:font-name="Arial" style:text-underline-style="none" style:font-weight-complex="normal"/>
    </style:style>
    <style:style style:name="T15" style:family="text">
      <style:text-properties style:use-window-font-color="true" style:font-name="Arial" style:text-underline-style="none" officeooo:rsid="000312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IAS BIBLIOGRÁFICAS</text:p>
      <text:p text:style-name="P4"/>
      <text:list xml:id="list1809340101228452044" text:style-name="WW8Num3">
        <text:list-item>
          <text:p text:style-name="P5">Eguiluz <text:s/>Javier (2007) <text:s/>“Introducción a XHTML" <text:s/>(P.5)</text:p>
        </text:list-item>
        <text:list-item>
          <text:p text:style-name="P6">Eguiluz Javier (2007) <text:s text:c="2"/>“Introducción a CSS” (P.5)</text:p>
        </text:list-item>
        <text:list-item>
          <text:p text:style-name="P6">Eguiluz <text:s/>Javier <text:s/>(2007) “Introducción a JavaScript” (P.6)</text:p>
        </text:list-item>
        <text:list-item>
          <text:p text:style-name="P5"><text:a xlink:type="simple" xlink:href="http://www.w3c.es/Divulgacion/a-z/" text:style-name="Internet_20_link" text:visited-style-name="Visited_20_Internet_20_Link"><text:span text:style-name="T14">www.w3c.es/Divulgacion/a-z/</text:span></text:a></text:p>
        </text:list-item>
        <text:list-item>
          <text:p text:style-name="P2"><text:a xlink:type="simple" xlink:href="http://www.asiermarques.com/2013/conceptos-sobre-apis-rest/" text:style-name="Internet_20_link" text:visited-style-name="Visited_20_Internet_20_Link"><text:span text:style-name="T15">www.</text:span></text:a><text:a xlink:type="simple" xlink:href="http://www.asiermarques.com/2013/conceptos-sobre-apis-rest/" text:style-name="Internet_20_link" text:visited-style-name="Visited_20_Internet_20_Link"><text:span text:style-name="T13">asiermarques.com/2013/conceptos-sobre-apis-rest/</text:span></text:a></text:p>
        </text:list-item>
        <text:list-item>
          <text:p text:style-name="P7"><text:a xlink:type="simple" xlink:href="http://www.desarrolloweb.com/articulos/que-es-angularjs-descripcion-framework-javascript-conceptos.html" text:style-name="Internet_20_link" text:visited-style-name="Visited_20_Internet_20_Link"><text:span text:style-name="T13">www.desarrolloweb.com/articulos/que-es-angularjs-descripcion-framework-javascript-conceptos.html</text:span></text:a></text:p>
        </text:list-item>
        <text:list-item>
          <text:p text:style-name="P7"><text:a xlink:type="simple" xlink:href="http://www.slideshare.net/Stfa_gARCIA/redes-academicas-9962858" text:style-name="Internet_20_link" text:visited-style-name="Visited_20_Internet_20_Link"><text:span text:style-name="T13">www.slideshare.net/Stfa_gARCIA/redes-academicas-9962858</text:span></text:a></text:p>
        </text:list-item>
        <text:list-item>
          <text:p text:style-name="P8"><text:a xlink:type="simple" xlink:href="http://www.desarrolloweb.com/articulos/que-es-mvc.html" text:style-name="Internet_20_link" text:visited-style-name="Visited_20_Internet_20_Link"><text:span text:style-name="T13">www.desarrolloweb.com/articulos/que-es-mvc.html</text:span></text:a></text:p>
          <text:p text:style-name="P10"><text:span text:style-name="T1">Bases Legales:</text:span></text:p>
        </text:list-item>
        <text:list-item>
          <text:p text:style-name="P9"><text:span text:style-name="T1">Ley Especial Contra Los Delitos informáticos</text:span><text:span text:style-name="T2"> (2001).</text:span></text:p>
        </text:list-item>
        <text:list-item>
          <text:p text:style-name="P3">El Plan de la Patria (1999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Cambria" svg:font-family="Cambria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376291" style:font-name="Cambria" fo:font-family="Cambria" style:font-family-generic="roman" fo:font-size="14pt" fo:language="es" fo:country="VE" fo:font-weight="bold" style:font-name-asian="DejaVu Sans" style:font-family-asian="'DejaVu Sans', 'Times New Roman'" style:font-family-generic-asian="roman" style:font-pitch-asian="variable" style:font-size-asian="14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3pt" fo:language="es" fo:country="VE" fo:font-weight="bold" style:font-name-asian="DejaVu Sans" style:font-family-asian="'DejaVu Sans', 'Times New Roman'" style:font-family-generic-asian="roman" style:font-pitch-asian="variable" style:font-size-asian="13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1pt" fo:language="es" fo:country="VE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244160" style:font-name="Cambria" fo:font-family="Cambria" style:font-family-generic="roman" fo:font-size="11pt" fo:language="es" fo:country="VE" fo:font-weight="normal" style:font-name-asian="DejaVu Sans" style:font-family-asian="'DejaVu Sans', 'Times New Roman'" style:font-family-generic-asian="roman" style:font-pitch-asian="variable" style:font-size-asian="11pt" style:language-asian="es" style:country-asian="VE" style:font-weight-asian="normal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244160" style:font-name="Cambria" fo:font-family="Cambria" style:font-family-generic="roman" fo:font-size="11pt" fo:language="es" fo:country="VE" fo:font-style="italic" fo:font-weight="normal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normal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0pt" fo:language="es" fo:country="VE" fo:font-style="italic" style:font-name-asian="DejaVu Sans" style:font-family-asian="'DejaVu Sans', 'Times New Roman'" style:font-family-generic-asian="roman" style:font-pitch-asian="variable" style:font-size-asian="10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Encabezado" style:family="paragraph" style:parent-style-name="Standard" style:next-style-name="Text_20_body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keep-with-next="always"/>
      <style:text-properties style:font-name="Liberation Sans1" fo:font-family="'Liberation Sans', Arial" style:font-family-generic="roman" style:font-pitch="variable" fo:font-size="14pt" fo:language="es" fo:country="VE" style:font-name-asian="Droid Sans Fallback1" style:font-family-asian="'Droid Sans Fallback', 'Times New Roman'" style:font-family-generic-asian="roman" style:font-pitch-asian="variable" style:font-size-asian="14pt" style:language-asian="es" style:country-asian="VE" style:font-name-complex="Droid Sans Devanagari2" style:font-family-complex="'Droid Sans Devanagari', 'Times New Roman'" style:font-family-generic-complex="roman" style:font-pitch-complex="variable" style:font-size-complex="14pt" style:language-complex="ar" style:country-complex="SA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Cita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Quotations" style:family="paragraph" style:parent-style-name="Standard" style:class="html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000000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ie" style:family="paragraph">
      <style:paragraph-properties fo:margin-left="0cm" fo:margin-right="0cm" fo:margin-top="0.212cm" fo:margin-bottom="0.212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Etiqueta" style:family="paragraph">
      <style:paragraph-properties fo:margin-left="0cm" fo:margin-right="0cm" fo:margin-top="0.212cm" fo:margin-bottom="0.212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FreeSans" style:font-family-complex="FreeSan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Tahoma" fo:font-family="Tahoma, 'Times New Roman'" style:font-family-generic="roman" style:font-pitch="variable" fo:font-size="8pt" fo:language="es" fo:country="VE" style:font-name-asian="DejaVu Sans" style:font-family-asian="'DejaVu Sans', 'Times New Roman'" style:font-family-generic-asian="roman" style:font-pitch-asian="variable" style:font-size-asian="8pt" style:language-asian="es" style:country-asian="VE" style:font-name-complex="Tahoma" style:font-family-complex="Tahoma, 'Times New Roman'" style:font-family-generic-complex="roman" style:font-pitch-complex="variable" style:font-size-complex="10pt" style:language-complex="ar" style:country-complex="SA"/>
    </style:style>
    <style:style style:name="Header" style:family="paragraph" style:class="extra">
      <style:paragraph-properties fo:margin-left="0cm" fo:margin-right="0cm" fo:margin-top="0.423cm" fo:margin-bottom="0.212cm" loext:contextual-spacing="false" fo:line-height="115%" fo:text-align="start" style:justify-single-word="false" fo:orphans="2" fo:widows="2" fo:hyphenation-ladder-count="no-limit" fo:text-indent="0cm" style:auto-text-indent="false" fo:keep-with-next="always">
        <style:tab-stops>
          <style:tab-stop style:position="1.235cm"/>
        </style:tab-stops>
      </style:paragraph-properties>
      <style:text-properties fo:color="#00000a" style:font-name="Liberation Sans1" fo:font-family="'Liberation Sans', Arial" style:font-family-generic="roman" style:font-pitch="variable" fo:font-size="14pt" fo:language="es" fo:country="VE" style:font-name-asian="DejaVu Sans Condensed" style:font-family-asian="'DejaVu Sans Condensed', 'Times New Roman'" style:font-family-generic-asian="roman" style:font-pitch-asian="variable" style:font-size-asian="14pt" style:language-asian="zh" style:country-asian="CN" style:font-name-complex="FreeSans" style:font-family-complex="FreeSans, 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Arial" style:family="paragraph">
      <style:paragraph-properties fo:margin-left="0cm" fo:margin-right="0cm" fo:margin-top="0cm" fo:margin-bottom="0.353cm" loext:contextual-spacing="false" fo:line-height="115%" fo:text-align="center" style:justify-single-word="false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Encabezado_20_de_20_la_20_tabla" style:display-name="Encabezado de la tabla" style:family="paragraph" style:parent-style-name="Table_20_Contents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Envelope_20_address" style:display-name="Envelope address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mbria" fo:font-family="Cambria" style:font-family-generic="roman" fo:font-size="12pt" fo:language="es" fo:country="VE" style:font-name-asian="DejaVu Sans" style:font-family-asian="'DejaVu Sans', 'Times New Roman'" style:font-family-generic-asian="roman" style:font-pitch-asian="variable" style:font-size-asian="12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redeterminado" style:family="paragraph">
      <style:paragraph-properties fo:margin-left="0cm" fo:margin-right="0cm" fo:margin-top="0cm" fo:margin-bottom="0.353cm" loext:contextual-spacing="false" fo:line-height="115%" fo:text-align="start" style:justify-single-word="false" fo:orphans="2" fo:widows="2" fo:hyphenation-ladder-count="no-limit" fo:text-indent="0cm" style:auto-text-indent="false">
        <style:tab-stops>
          <style:tab-stop style:position="1.235cm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es" fo:country="VE" style:font-name-asian="Times New Roman" style:font-family-asian="'Times New Roman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Endnote_20_text" style:display-name="Endnote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Párrafo_20_de_20_lista" style:display-name="WW-Párrafo de lista" style:family="paragraph">
      <style:paragraph-properties fo:margin-left="0cm" fo:margin-right="0cm" fo:margin-top="0cm" fo:margin-bottom="0.353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Mangal" style:font-family-complex="Mangal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4f81bd" style:font-name="Cambria" fo:font-family="Cambria" style:font-family-generic="roman" fo:font-size="12pt" fo:letter-spacing="0.026cm" fo:language="es" fo:country="VE" fo:font-style="italic" style:font-name-asian="DejaVu Sans" style:font-family-asian="'DejaVu Sans', 'Times New Roman'" style:font-family-generic-asian="roman" style:font-pitch-asian="variable" style:font-size-asian="12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urier New" fo:font-family="'Courier New'" style:font-family-generic="modern" fo:font-size="10.5pt" fo:language="es" fo:country="VE" style:font-name-asian="DejaVu Sans" style:font-family-asian="'DejaVu Sans', 'Times New Roman'" style:font-family-generic-asian="roman" style:font-pitch-asian="variable" style:font-size-asian="10.5pt" style:language-asian="es" style:country-asian="VE" style:font-name-complex="Courier New" style:font-family-complex="'Courier New'" style:font-family-generic-complex="modern" style:font-size-complex="10pt" style:language-complex="ar" style:country-complex="SA"/>
    </style:style>
    <style:style style:name="Envelope_20_return" style:display-name="Envelope return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mbria" fo:font-family="Cambria" style:font-family-generic="roman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left="0cm" fo:margin-right="0cm" fo:margin-top="0.212cm" fo:margin-bottom="0.212cm" loext:contextual-spacing="false" fo:line-height="115%" fo:text-align="start" style:justify-single-word="false" fo:orphans="2" fo:widows="2" fo:text-indent="0cm" style:auto-text-indent="false" text:number-lines="false" text:line-number="0"/>
      <style:text-properties style:font-name="Calibri" fo:font-family="Calibri" style:font-family-generic="swiss" style:font-pitch="variable" fo:font-size="12pt" fo:language="es" fo:country="VE" fo:font-style="italic" style:font-name-asian="DejaVu Sans" style:font-family-asian="'DejaVu Sans', 'Times New Roman'" style:font-family-generic-asian="roman" style:font-pitch-asian="variable" style:font-size-asian="12pt" style:language-asian="es" style:country-asian="VE" style:font-style-asian="italic" style:font-name-complex="Droid Sans Devanagari2" style:font-family-complex="'Droid Sans Devanagari', 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fo:margin-left="0cm" fo:margin-right="0cm" fo:margin-top="0cm" fo:margin-bottom="0.353cm" loext:contextual-spacing="false" fo:line-height="115%" fo:orphans="2" fo:widows="2" fo:text-indent="0cm" style:auto-text-indent="false" text:number-lines="false" text:line-number="0">
        <style:tab-stops>
          <style:tab-stop style:position="8.784cm" style:type="center"/>
          <style:tab-stop style:position="17.568cm" style:type="right"/>
        </style:tab-stops>
      </style:paragraph-properties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ita_20_destacada" style:display-name="Cita destacada" style:family="paragraph" style:parent-style-name="Standard">
      <style:paragraph-properties fo:margin-left="0cm" fo:margin-right="0cm" fo:margin-top="0.353cm" fo:margin-bottom="0.494cm" loext:contextual-spacing="false" fo:line-height="115%" fo:text-align="start" style:justify-single-word="false" fo:orphans="2" fo:widows="2" fo:text-indent="0cm" style:auto-text-indent="false" fo:padding="0cm" fo:border-left="none" fo:border-right="none" fo:border-top="none" fo:border-bottom="0.51pt solid #4f81bd"/>
      <style:text-properties fo:color="#4f81bd" style:font-name="Calibri" fo:font-family="Calibri" style:font-family-generic="swiss" style:font-pitch="variable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Cita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000000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Cita_20_destacada" style:display-name="WW-Cita destacada" style:family="paragraph" style:parent-style-name="Standard">
      <style:paragraph-properties fo:margin-left="0cm" fo:margin-right="0cm" fo:margin-top="0.353cm" fo:margin-bottom="0.494cm" loext:contextual-spacing="false" fo:line-height="115%" fo:text-align="start" style:justify-single-word="false" fo:orphans="2" fo:widows="2" fo:text-indent="0cm" style:auto-text-indent="false" fo:padding="0cm" fo:border-left="none" fo:border-right="none" fo:border-top="none" fo:border-bottom="0.51pt solid #4f81bd"/>
      <style:text-properties fo:color="#4f81bd" style:font-name="Calibri" fo:font-family="Calibri" style:font-family-generic="swiss" style:font-pitch="variable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Encabezamiento" style:family="paragraph" style:parent-style-name="Predeterminado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keep-with-next="always"/>
      <style:text-properties fo:color="#00000a" style:font-name="Liberation Sans1" fo:font-family="'Liberation Sans', Arial" style:font-family-generic="roman" style:font-pitch="variable" fo:font-size="14pt" fo:language="es" fo:country="VE" style:font-name-asian="DejaVu Sans Condensed" style:font-family-asian="'DejaVu Sans Condensed', 'Times New Roman'" style:font-family-generic-asian="roman" style:font-pitch-asian="variable" style:font-size-asian="14pt" style:language-asian="zh" style:country-asian="CN" style:font-name-complex="FreeSans" style:font-family-complex="FreeSans, 'Times New Roman'" style:font-family-generic-complex="roman" style:font-pitch-complex="variable" style:font-size-complex="10pt" style:language-complex="hi" style:country-complex="IN"/>
    </style:style>
    <style:style style:name="WW-Lista" style:family="paragraph">
      <style:paragraph-properties fo:margin-left="0cm" fo:margin-right="0cm" fo:margin-top="0cm" fo:margin-bottom="0.212cm" loext:contextual-spacing="false" style:line-height-at-least="0.508cm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FreeSans" style:font-family-complex="FreeSan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-Cuerpo_20_de_20_texto" style:display-name="WW-Cuerpo de texto" style:family="paragraph">
      <style:paragraph-properties fo:margin-left="0cm" fo:margin-right="0cm" fo:margin-top="0cm" fo:margin-bottom="0.212cm" loext:contextual-spacing="false" style:line-height-at-least="0.508cm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charset="x-symbol" fo:font-size="12pt" style:font-size-asian="12pt" style:font-name-complex="Wingdings" style:font-family-complex="Wingdings" style:font-charset-complex="x-symbol" style:font-size-complex="12pt"/>
    </style:style>
    <style:style style:name="WW8Num3z0" style:family="text">
      <style:text-properties style:font-name="Wingdings" fo:font-family="Wingdings" style:font-charset="x-symbol" fo:font-size="12pt" style:font-size-asian="12pt" style:font-name-complex="Wingdings" style:font-family-complex="Wingdings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minada" style:display-name="Fuente de párrafo predeterminada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Heading_20_3_20_Char_5f_dc614105-c4a3-4530-8b70-d7b909bc97ba" style:display-name="Heading 3 Char_dc614105-c4a3-4530-8b70-d7b909bc97ba" style:family="text">
      <style:text-properties fo:color="#4f81bd" style:font-name="Cambria" fo:font-family="Cambria" style:font-family-generic="roman" fo:font-weight="bold" style:font-name-asian="DejaVu Sans" style:font-family-asian="'DejaVu Sans', 'Times New Roman'" style:font-family-generic-asian="roman" style:font-pitch-asian="variable" style:font-weight-asian="bold" style:font-name-complex="DejaVu Sans" style:font-family-complex="'DejaVu Sans', 'Times New Roman'" style:font-family-generic-complex="roman" style:font-pitch-complex="variable"/>
    </style:style>
    <style:style style:name="Strong_20_Emphasis" style:display-name="Strong Emphasis" style:family="text">
      <style:text-properties style:font-name="Calibri" fo:font-family="Calibri" style:font-family-generic="swiss" style:font-pitch="variable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Referencia_20_sutil" style:display-name="Referencia sutil" style:family="text">
      <style:text-properties fo:font-variant="small-caps" fo:color="#c0504d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Endnote_20_reference" style:display-name="Endnote reference" style:family="text" style:parent-style-name="Fuente_20_de_20_párrafo_20_predeterminada">
      <style:text-properties style:text-position="super 58%"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Plain_20_Text_20_Char" style:display-name="Plain Text Char" style:family="text" style:parent-style-name="Fuente_20_de_20_párrafo_20_predeterminada">
      <style:text-properties style:font-name="Courier New" fo:font-family="'Courier New'" style:font-family-generic="modern" fo:font-size="10.5pt" style:font-name-asian="SimSun" style:font-family-asian="SimSun, 宋体" style:font-pitch-asian="variable" style:font-size-asian="10.5pt" style:font-name-complex="Courier New" style:font-family-complex="'Courier New'" style:font-family-generic-complex="modern"/>
    </style:style>
    <style:style style:name="Quote_20_Char_5f_00b311fc-fd97-4a38-9e73-8d38f0dad72c" style:display-name="Quote Char_00b311fc-fd97-4a38-9e73-8d38f0dad72c" style:family="text" style:parent-style-name="Fuente_20_de_20_párrafo_20_predeterminada">
      <style:text-properties fo:color="#00000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Emphasis" style:family="text">
      <style:text-properties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Heading_20_8_20_Char_5f_cbbf61b7-03ee-4888-9bcd-e404119311e6" style:display-name="Heading 8 Char_cbbf61b7-03ee-4888-9bcd-e404119311e6" style:family="text" style:parent-style-name="Fuente_20_de_20_párrafo_20_predeterminada">
      <style:text-properties fo:color="#404040" style:font-name="Cambria" fo:font-family="Cambria" style:font-family-generic="roman" fo:font-size="10pt" style:font-name-asian="DejaVu Sans" style:font-family-asian="'DejaVu Sans', 'Times New Roman'" style:font-family-generic-asian="roman" style:font-pitch-asian="variable" style:font-size-asian="10pt" style:font-name-complex="DejaVu Sans" style:font-family-complex="'DejaVu Sans', 'Times New Roman'" style:font-family-generic-complex="roman" style:font-pitch-complex="variable"/>
    </style:style>
    <style:style style:name="Heading_20_1_20_Char_5f_fcf011bf-070a-4357-9792-ca7fead69838" style:display-name="Heading 1 Char_fcf011bf-070a-4357-9792-ca7fead69838" style:family="text" style:parent-style-name="Fuente_20_de_20_párrafo_20_predeterminada">
      <style:text-properties fo:color="#376291" style:font-name="Cambria" fo:font-family="Cambria" style:font-family-generic="roman" fo:font-size="14pt" fo:font-weight="bold" style:font-name-asian="DejaVu Sans" style:font-family-asian="'DejaVu Sans', 'Times New Roman'" style:font-family-generic-asian="roman" style:font-pitch-asian="variable" style:font-size-asian="14pt" style:font-weight-asian="bold" style:font-name-complex="DejaVu Sans" style:font-family-complex="'DejaVu Sans', 'Times New Roman'" style:font-family-generic-complex="roman" style:font-pitch-complex="variable"/>
    </style:style>
    <style:style style:name="Énfasis_20_destacado" style:display-name="Énfasis destacado" style:family="text" style:parent-style-name="Fuente_20_de_20_párrafo_20_predeterminada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Subtitle_20_Char" style:display-name="Subtitle Char" style:family="text" style:parent-style-name="Fuente_20_de_20_párrafo_20_predeterminada">
      <style:text-properties fo:color="#4f81bd" style:font-name="Cambria" fo:font-family="Cambria" style:font-family-generic="roman" fo:font-size="12pt" fo:letter-spacing="0.026cm" fo:font-style="italic" style:font-name-asian="DejaVu Sans" style:font-family-asian="'DejaVu Sans', 'Times New Roman'" style:font-family-generic-asian="roman" style:font-pitch-asian="variable" style:font-size-asian="12pt" style:font-style-asian="italic" style:font-name-complex="DejaVu Sans" style:font-family-complex="'DejaVu Sans', 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" style:font-family-asian="OpenSymbol, 'Arial Unicode MS'" style:font-family-generic-asian="roman" style:font-pitch-asian="variable" style:font-name-complex="OpenSymbol" style:font-family-complex="OpenSymbol, 'Arial Unicode MS'" style:font-family-generic-complex="roman" style:font-pitch-complex="variable"/>
    </style:style>
    <style:style style:name="Heading_20_7_20_Char_5f_b3397e57-d757-4ba3-accb-d6bcc0e17ff3" style:display-name="Heading 7 Char_b3397e57-d757-4ba3-accb-d6bcc0e17ff3" style:family="text" style:parent-style-name="Fuente_20_de_20_párrafo_20_predeterminada">
      <style:text-properties fo:color="#404040" style:font-name="Cambria" fo:font-family="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Endnote_20_Text_20_Char" style:display-name="Endnote Text Char" style:family="text" style:parent-style-name="Fuente_20_de_20_párrafo_20_predeterminada">
      <style:text-properties style:font-name="Calibri" fo:font-family="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" style:font-family-generic-complex="swiss" style:font-pitch-complex="variable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weight="normal" style:font-name-asian="SimSun" style:font-family-asian="SimSun, 宋体" style:font-pitch-asian="variable" style:font-weight-asian="normal" style:font-name-complex="Calibri" style:font-family-complex="Calibri" style:font-family-generic-complex="swiss" style:font-pitch-complex="variable"/>
    </style:style>
    <style:style style:name="Title_20_Char_5f_78d6f89f-6959-4ccb-ae32-475c7e4b0b7d" style:display-name="Title Char_78d6f89f-6959-4ccb-ae32-475c7e4b0b7d" style:family="text" style:parent-style-name="Fuente_20_de_20_párrafo_20_predeterminada">
      <style:text-properties fo:color="#17375d" style:font-name="Cambria" fo:font-family="Cambria" style:font-family-generic="roman" fo:font-size="26pt" fo:letter-spacing="0.009cm" style:font-name-asian="DejaVu Sans" style:font-family-asian="'DejaVu Sans', 'Times New Roman'" style:font-family-generic-asian="roman" style:font-pitch-asian="variable" style:font-size-asian="26pt" style:font-name-complex="DejaVu Sans" style:font-family-complex="'DejaVu Sans', 'Times New Roman'" style:font-family-generic-complex="roman" style:font-pitch-complex="variable"/>
    </style:style>
    <style:style style:name="Heading_20_5_20_Char_5f_b1eeb6d5-6681-43fa-9286-2543320ce29a" style:display-name="Heading 5 Char_b1eeb6d5-6681-43fa-9286-2543320ce29a" style:family="text">
      <style:text-properties fo:color="#244160" style:font-name="Cambria" fo:font-family="Cambria" style:font-family-generic="roman" style:font-name-asian="DejaVu Sans" style:font-family-asian="'DejaVu Sans', 'Times New Roman'" style:font-family-generic-asian="roman" style:font-pitch-asian="variable" style:font-name-complex="DejaVu Sans" style:font-family-complex="'DejaVu Sans', 'Times New Roman'" style:font-family-generic-complex="roman" style:font-pitch-complex="variable"/>
    </style:style>
    <style:style style:name="Heading_20_9_20_Char_5f_e73049e6-87cb-4d0c-a1df-fad99012de0c" style:display-name="Heading 9 Char_e73049e6-87cb-4d0c-a1df-fad99012de0c" style:family="text" style:parent-style-name="Fuente_20_de_20_párrafo_20_predeterminada">
      <style:text-properties fo:color="#404040" style:font-name="Cambria" fo:font-family="Cambria" style:font-family-generic="roman" fo:font-size="10pt" fo:font-style="italic" style:font-name-asian="DejaVu Sans" style:font-family-asian="'DejaVu Sans', 'Times New Roman'" style:font-family-generic-asian="roman" style:font-pitch-asian="variable" style:font-size-asian="10pt" style:font-style-asian="italic" style:font-name-complex="DejaVu Sans" style:font-family-complex="'DejaVu Sans', 'Times New Roman'" style:font-family-generic-complex="roman" style:font-pitch-complex="variable"/>
    </style:style>
    <style:style style:name="Heading_20_6_20_Char_5f_ded8ac2e-901c-485c-8d17-16cfdf34b8c0" style:display-name="Heading 6 Char_ded8ac2e-901c-485c-8d17-16cfdf34b8c0" style:family="text" style:parent-style-name="Fuente_20_de_20_párrafo_20_predeterminada">
      <style:text-properties fo:color="#244160" style:font-name="Cambria" fo:font-family="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Footnote_20_Text_20_Char" style:display-name="Footnote Text Char" style:family="text" style:parent-style-name="Fuente_20_de_20_párrafo_20_predeterminada">
      <style:text-properties style:font-name="Calibri" fo:font-family="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" style:font-family-generic-complex="swiss" style:font-pitch-complex="variable"/>
    </style:style>
    <style:style style:name="Título_20_del_20_libro" style:display-name="Título del libro" style:family="text">
      <style:text-properties fo:font-variant="small-caps" style:font-name="Calibri" fo:font-family="Calibri" style:font-family-generic="swiss" style:font-pitch="variable" fo:letter-spacing="0.009cm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Heading_20_2_20_Char_5f_0a7e75d1-fd56-4863-a48b-080eb55cddd7" style:display-name="Heading 2 Char_0a7e75d1-fd56-4863-a48b-080eb55cddd7" style:family="text" style:parent-style-name="Fuente_20_de_20_párrafo_20_predeterminada">
      <style:text-properties fo:color="#4f81bd" style:font-name="Cambria" fo:font-family="Cambria" style:font-family-generic="roman" fo:font-size="13pt" fo:font-weight="bold" style:font-name-asian="DejaVu Sans" style:font-family-asian="'DejaVu Sans', 'Times New Roman'" style:font-family-generic-asian="roman" style:font-pitch-asian="variable" style:font-size-asian="13pt" style:font-weight-asian="bold" style:font-name-complex="DejaVu Sans" style:font-family-complex="'DejaVu Sans', 'Times New Roman'" style:font-family-generic-complex="roman" style:font-pitch-complex="variable"/>
    </style:style>
    <style:style style:name="Footnote_20_reference" style:display-name="Footnote reference" style:family="text">
      <style:text-properties style:text-position="super 58%"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Intense_20_Quote_20_Char_5f_49dc94d7-ac0d-49c0-aea2-41b84ad158af" style:display-name="Intense Quote Char_49dc94d7-ac0d-49c0-aea2-41b84ad158af" style:family="text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Internet_20_link" style:display-name="Internet link" style:family="text" style:parent-style-name="Fuente_20_de_20_párrafo_20_predeterminada">
      <style:text-properties fo:color="#0000ff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Texto_20_de_20_globo_20_Car" style:display-name="Texto de globo Car" style:family="text" style:parent-style-name="Fuente_20_de_20_párrafo_20_predeterminada">
      <style:text-properties style:font-name="Tahoma" fo:font-family="Tahoma, 'Times New Roman'" style:font-family-generic="roman" style:font-pitch="variable" fo:font-size="8pt" style:font-name-asian="SimSun" style:font-family-asian="SimSun, 宋体" style:font-pitch-asian="variable" style:font-size-asian="8pt" style:font-name-complex="Tahoma" style:font-family-complex="Tahoma, 'Times New Roman'" style:font-family-generic-complex="roman" style:font-pitch-complex="variable"/>
    </style:style>
    <style:style style:name="Énfasis_20_sutil" style:display-name="Énfasis sutil" style:family="text" style:parent-style-name="Fuente_20_de_20_párrafo_20_predeterminada">
      <style:text-properties fo:color="#80808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ListLabel_20_1" style:display-name="ListLabel 1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ListLabel_20_4" style:display-name="ListLabel 4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="Arial1" fo:font-family="Arial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ListLabel_20_2" style:display-name="ListLabel 2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Heading_20_4_20_Char_5f_3a9d7935-ed75-4c56-b77f-372b30e6a644" style:display-name="Heading 4 Char_3a9d7935-ed75-4c56-b77f-372b30e6a644" style:family="text">
      <style:text-properties fo:color="#4f81bd" style:font-name="Cambria" fo:font-family="Cambria" style:font-family-generic="roman" fo:font-style="italic" fo:font-weight="bold" style:font-name-asian="DejaVu Sans" style:font-family-asian="'DejaVu Sans', 'Times New Roman'" style:font-family-generic-asian="roman" style:font-pitch-asian="variable" style:font-style-asian="italic" style:font-weight-asian="bold" style:font-name-complex="DejaVu Sans" style:font-family-complex="'DejaVu Sans', 'Times New Roman'" style:font-family-generic-complex="roman" style:font-pitch-complex="variable"/>
    </style:style>
    <style:style style:name="Referencia_20_destacada" style:display-name="Referencia destacada" style:family="text" style:parent-style-name="Fuente_20_de_20_párrafo_20_predeterminada">
      <style:text-properties fo:font-variant="small-caps" fo:color="#c0504d" style:font-name="Calibri" fo:font-family="Calibri" style:font-family-generic="swiss" style:font-pitch="variable" fo:letter-spacing="0.009cm" style:text-underline-style="solid" style:text-underline-width="auto" style:text-underline-color="font-color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WW-Referencia_20_sutil" style:display-name="WW-Referencia sutil" style:family="text">
      <style:text-properties fo:font-variant="small-caps" fo:color="#c0504d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Destacado" style:family="text">
      <style:text-properties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WW-Enlace_20_de_20_Internet" style:display-name="WW-Enlace de Internet" style:family="text" style:parent-style-name="Fuente_20_de_20_párrafo_20_predeterminada">
      <style:text-properties fo:color="#0000ff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Énfasis_20_sutil" style:display-name="WW-Énfasis sutil" style:family="text" style:parent-style-name="Fuente_20_de_20_párrafo_20_predeterminada">
      <style:text-properties fo:color="#80808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WW-Título_20_del_20_libro" style:display-name="WW-Título del libro" style:family="text">
      <style:text-properties fo:font-variant="small-caps" style:font-name="Calibri" fo:font-family="Calibri" style:font-family-generic="swiss" style:font-pitch="variable" fo:letter-spacing="0.009cm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WW-Énfasis_20_destacado" style:display-name="WW-Énfasis destacado" style:family="text" style:parent-style-name="Fuente_20_de_20_párrafo_20_predeterminada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WW-Referencia_20_destacada" style:display-name="WW-Referencia destacada" style:family="text" style:parent-style-name="Fuente_20_de_20_párrafo_20_predeterminada">
      <style:text-properties fo:font-variant="small-caps" fo:color="#c0504d" style:font-name="Calibri" fo:font-family="Calibri" style:font-family-generic="swiss" style:font-pitch="variable" fo:letter-spacing="0.009cm" style:text-underline-style="solid" style:text-underline-width="auto" style:text-underline-color="font-color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06:57.982087059</meta:creation-date>
    <dc:date>2016-10-10T12:11:32.809519030</dc:date>
    <meta:editing-duration>PT4M36S</meta:editing-duration>
    <meta:editing-cycles>1</meta:editing-cycles>
    <meta:document-statistic meta:table-count="0" meta:image-count="0" meta:object-count="0" meta:page-count="1" meta:paragraph-count="12" meta:word-count="54" meta:character-count="568" meta:non-whitespace-character-count="530"/>
    <meta:generator>LibreOffice/5.2.1.2$Linux_X86_64 LibreOffice_project/20m0$Build-2</meta:generator>
  </office:meta>
</office:document-meta>
</file>